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2" table:number-columns-repeated="1020" table:default-cell-style-name="ce3"/>
        <table:table-row table:style-name="ro1"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Qté</text:p>
          </table:table-cell>
          <table:table-cell table:style-name="ce4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BOITIER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CAPOT_RAMP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CLIP_ENDSTOP_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CLIP_PLATEA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COUPLAGE_Z_SOF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EQUERRE_NEMA_1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EXTRUDEU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EXTRUDEUR_SUPPORT_608Z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FIX_CHARIOT_X_1LM8U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FIX_CHARIOT_X_2LM8UU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MOLETTE_GRANDE</text:p>
          </table:table-cell>
          <table:table-cell table:style-name="ce5" office:value-type="float" office:value="9" calcext:value-type="float">
            <text:p>9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MOLETTE_PETIT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LAQUE_ARRIER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LAQUE_SERRAGE_FLANC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ETOUR_608ZZ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ETOUR_X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ETOUR_Y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RONDELLE_PLATEAU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UPPORT_AXE_Y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UPPORT_BOBINE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UPPORT_ENDSTOP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UPPORT_ENDSTOP_Z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SUPPORT_FAN_X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 table:number-rows-repeated="104855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6-20T11:50:50.105867849</meta:creation-date>
    <dc:date>2014-06-20T12:00:31.228768522</dc:date>
    <dc:creator>Adrien </dc:creator>
    <meta:editing-duration>PT9M22S</meta:editing-duration>
    <meta:editing-cycles>4</meta:editing-cycles>
    <meta:generator>LibreOffice/4.1.3.2$Linux_X86_64 LibreOffice_project/410m0$Build-2</meta:generator>
    <meta:document-statistic meta:table-count="1" meta:cell-count="48" meta:object-count="0"/>
  </office:meta>
</office:document-meta>
</file>